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750000069F66C4915DB2C283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doni MT" svg:font-family="'Bodoni MT'"/>
    <style:font-face style:name="Didot" svg:font-family="Didot"/>
    <style:font-face style:name="Geneva" svg:font-family="Geneva"/>
    <style:font-face style:name="Helvetica" svg:font-family="Helvetica"/>
    <style:font-face style:name="Helvetica Neue" svg:font-family="'Helvetica Neue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6.396cm" fo:padding-top="0.199cm" fo:padding-bottom="0.199cm" fo:padding-left="0.398cm" fo:padding-right="0.398cm" fo:wrap-option="wrap"/>
    </style:style>
    <style:style style:name="pr2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4.793cm" fo:padding-top="0.199cm" fo:padding-bottom="0.199cm" fo:padding-left="0.398cm" fo:padding-right="0.398cm" fo:wrap-option="wrap"/>
    </style:style>
    <style:style style:name="pr3" style:family="presentation" style:parent-style-name="Custom_20_Layout-subtitle">
      <style:graphic-properties draw:stroke="none" svg:stroke-width="0cm" draw:fill="none" draw:fill-color="#ffffff" draw:textarea-vertical-align="top" draw:auto-grow-height="false" draw:fit-to-size="false" style:shrink-to-fit="false" fo:min-height="16.647cm" fo:padding-top="0cm" fo:padding-bottom="0.199cm" fo:padding-left="0.398cm" fo:padding-right="0.398cm" fo:wrap-option="wrap"/>
    </style:style>
    <style:style style:name="pr4" style:family="presentation" style:parent-style-name="Custom_20_Layou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6.396cm" fo:padding-top="0.199cm" fo:padding-bottom="0.199cm" fo:padding-left="0.398cm" fo:padding-right="0.398cm" fo:wrap-option="wrap"/>
    </style:style>
    <style:style style:name="pr5" style:family="presentation" style:parent-style-name="Custom_20_Layout-outline1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6.396cm" fo:padding-top="0.199cm" fo:padding-bottom="0.199cm" fo:padding-left="0.398cm" fo:padding-right="0.398cm" fo:wrap-option="wrap"/>
    </style:style>
    <style:style style:name="pr6" style:family="presentation" style:parent-style-name="Custom_20_Layout-notes">
      <style:graphic-properties draw:fill-color="#ffffff" fo:min-height="13.364cm"/>
    </style:style>
    <style:style style:name="P1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top="0cm" fo:margin-bottom="0cm" fo:line-height="100%" fo:text-align="end" style:punctuation-wrap="simple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9" style:family="paragraph">
      <loext:graphic-properties draw:fill="none"/>
      <style:paragraph-properties fo:margin-left="0cm" fo:margin-right="0cm" fo:margin-top="0.099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odoni MT" fo:font-size="18pt" fo:letter-spacing="normal" fo:font-style="normal" style:text-underline-style="none" fo:font-weight="normal" style:font-name-asian="Geneva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Bodoni MT" fo:font-size="16pt" fo:letter-spacing="normal" fo:font-style="normal" style:text-underline-style="none" fo:font-weight="normal" style:font-name-asian="Geneva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bold" style:font-name-asian="Geneva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idot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271d65" style:text-line-through-style="none" style:text-line-through-type="none" style:text-position="0% 100%" style:font-name="Bodoni MT" fo:font-size="48pt" fo:letter-spacing="normal" fo:font-style="normal" style:text-underline-style="none" fo:font-weight="normal" style:font-name-asian="Geneva" style:font-size-asian="48pt" style:font-style-asian="normal" style:font-weight-asian="normal" style:font-name-complex="Didot" style:font-size-complex="48pt" style:font-style-complex="normal" style:font-weight-complex="normal"/>
    </style:style>
    <style:style style:name="T10" style:family="text">
      <style:text-properties fo:font-variant="normal" fo:text-transform="none" fo:color="#271d65" style:text-line-through-style="none" style:text-line-through-type="none" style:text-position="0% 100%" style:font-name="Helvetica Neue" fo:font-size="24pt" fo:letter-spacing="normal" fo:font-style="normal" style:text-underline-style="none" fo:font-weight="normal" style:font-name-asian="Geneva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italic" style:text-underline-style="none" fo:font-weight="bold" style:font-name-asian="Geneva" style:font-size-asian="14pt" style:font-style-asian="italic" style:font-weight-asian="bold" style:font-name-complex="Helvetica Neue" style:font-size-complex="14pt" style:font-style-complex="italic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71d6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71d6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OF YOUR PROJECT (BODONI MT 48PT)" draw:style-name="dp1" draw:master-page-name="Custom_20_Layout">
        <draw:frame draw:name="Content Placeholder 1" presentation:style-name="pr1" draw:text-style-name="P4" draw:layer="layout" svg:width="9.718cm" svg:height="21.267cm" svg:x="0.313cm" svg:y="3.528cm" presentation:class="outline" presentation:user-transformed="true">
          <draw:text-box>
            <text:p text:style-name="P1"><text:span text:style-name="T1">MAIN HEADINGS – BODONI MT 18PT ALL CAPS</text:span></text:p>
            <text:p text:style-name="P2"><text:span text:style-name="T2"/></text:p>
            <text:p text:style-name="P3"><text:span text:style-name="T3">Subheadings – Helvetica Neue Bold 14pt</text:span></text:p>
            <text:p text:style-name="P3"><text:span text:style-name="T4">Body Text – Helvetica Neue 14pt (min 12pt)</text:span></text:p>
            <text:p text:style-name="P3"><text:span text:style-name="T4"/></text:p>
            <text:p text:style-name="P3"><text:span text:style-name="T3">Don’t have the above fonts installed?</text:span></text:p>
            <text:p text:style-name="P3"><text:span text:style-name="T4">Substitutes for Bodoni MT:</text:span></text:p>
            <text:p text:style-name="P3"><text:span text:style-name="T5">Didot on Apple</text:span></text:p>
            <text:p text:style-name="P3"><text:span text:style-name="T6">or Times New Roman (Apple &amp; Windows)</text:span></text:p>
            <text:p text:style-name="P3"><text:span text:style-name="T4"/></text:p>
            <text:p text:style-name="P3"><text:span text:style-name="T4">Substitutes for Helvetica Neue:</text:span></text:p>
            <text:p text:style-name="P3"><text:span text:style-name="T7">Helvetica (Apple)</text:span></text:p>
            <text:p text:style-name="P3"><text:span text:style-name="T8">or Arial (Apple &amp; Windows)</text:span></text:p>
            <text:p text:style-name="P3"><text:span text:style-name="T4"/></text:p>
          </draw:text-box>
        </draw:frame>
        <draw:frame draw:name="Title 2" presentation:style-name="pr2" draw:text-style-name="P6" draw:layer="layout" svg:width="39.757cm" svg:height="1.939cm" svg:x="1.248cm" svg:y="-0.071cm" presentation:class="title" presentation:user-transformed="true">
          <draw:text-box>
            <text:p text:style-name="P5"><text:span text:style-name="T9">TITLE OF YOUR PROJECT (BODONI MT 48PT)</text:span></text:p>
          </draw:text-box>
        </draw:frame>
        <draw:frame draw:name="Subtitle 3" presentation:style-name="pr3" draw:text-style-name="P8" draw:layer="layout" svg:width="28.697cm" svg:height="1.225cm" svg:x="12.233cm" svg:y="1.87cm" presentation:class="subtitle" presentation:user-transformed="true">
          <draw:text-box>
            <text:p text:style-name="P7"><text:span text:style-name="T10">Your Name &amp; Supervisor Name (Helvetica Neue 24pt)</text:span></text:p>
          </draw:text-box>
        </draw:frame>
        <draw:frame draw:name="Content Placeholder 7" presentation:style-name="pr1" draw:text-style-name="P4" draw:layer="layout" svg:width="9.722cm" svg:height="21.267cm" svg:x="10.526cm" svg:y="3.528cm" presentation:class="outline" presentation:user-transformed="true">
          <draw:text-box>
            <text:p text:style-name="P3"><text:span text:style-name="T3">General Hints &amp; Tips</text:span></text:p>
            <text:p text:style-name="P3"><text:span text:style-name="T11">Do not </text:span><text:span text:style-name="T4">change the colour/size/logos/positioning of the Slide Master.</text:span></text:p>
            <text:p text:style-name="P3"><text:span text:style-name="T4">This is a standard format across all Innovation Expo posters.</text:span></text:p>
            <text:p text:style-name="P3"><text:span text:style-name="T11">Do not </text:span><text:span text:style-name="T4">add other corporate logos. This is an infringement of copyright, unless you have express permission to do so.</text:span></text:p>
            <text:p text:style-name="P3"><text:span text:style-name="T11">Do</text:span><text:span text:style-name="T4"> use this space as creatively as you wish.</text:span></text:p>
            <text:p text:style-name="P3"><text:span text:style-name="T11">Avoid </text:span><text:span text:style-name="T4">using large background colours – doesn’t print well.</text:span></text:p>
            <text:p text:style-name="P3"><text:span text:style-name="T11">Stick to </text:span><text:span text:style-name="T4">the basic fonts &amp; sizes (left) – these read clearly. If you need to reduce the text size, you are trying to put too much on your poster.</text:span></text:p>
            <text:p text:style-name="P3"><text:span text:style-name="T11">As a check</text:span><text:span text:style-name="T4">, print “scaled to fit” onto A4 and read at arms length.</text:span></text:p>
            <text:p text:style-name="P3"><text:span text:style-name="T11">Save </text:span><text:span text:style-name="T4">your poster as you work on it.</text:span></text:p>
            <text:p text:style-name="P3"><text:span text:style-name="T11">You shouldn’t</text:span><text:span text:style-name="T4"> need to change the sizing of this file, it should already be landscape format with width: 41cm and height: 28.7 cm (A3 with 5 mm borders all around).</text:span></text:p>
            <text:p text:style-name="P3"><text:span text:style-name="T11">The title </text:span><text:span text:style-name="T4">may look to close to the top edge – don’t be tempted to change it. It allows for the extra 5mm from the printing.</text:span></text:p>
          </draw:text-box>
        </draw:frame>
        <draw:frame draw:name="Content Placeholder 8" presentation:style-name="pr4" draw:text-style-name="P9" draw:layer="layout" svg:width="9.722cm" svg:height="21.267cm" svg:x="20.739cm" svg:y="3.528cm" presentation:class="outline" presentation:placeholder="true" presentation:user-transformed="true">
          <draw:text-box/>
        </draw:frame>
        <draw:frame draw:name="Content Placeholder 9" presentation:style-name="pr5" draw:text-style-name="P9" draw:layer="layout" svg:width="9.722cm" svg:height="21.267cm" svg:x="30.952cm" svg:y="3.52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doni MT" svg:font-family="'Bodoni MT'"/>
    <style:font-face style:name="Didot" svg:font-family="Didot"/>
    <style:font-face style:name="Geneva" svg:font-family="Geneva"/>
    <style:font-face style:name="Helvetica" svg:font-family="Helvetica"/>
    <style:font-face style:name="Helvetica Neue" svg:font-family="'Helvetica Neue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 style:shrink-to-fit="true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50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50pt" style:language-asian="en" style:country-asian="US" style:font-style-asian="normal" style:font-weight-asian="normal" style:font-name-complex="Helvetica Neue" style:font-family-complex="'Helvetica Neue'" style:font-size-complex="5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ustom_20_Layout-outline2" style:display-name="Custom Layout-outline2" style:family="presentation" style:parent-style-name="Custom_20_Layou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8pt" fo:letter-spacing="normal" fo:font-style="normal" style:text-underline-style="none" fo:font-weight="normal" style:font-name-asian="Geneva" style:font-family-asian="Geneva" style:font-size-asian="38pt" style:font-style-asian="normal" style:font-weight-asian="normal" style:font-name-complex="Helvetica Neue" style:font-family-complex="'Helvetica Neue'" style:font-size-complex="38pt" style:font-style-complex="normal" style:font-weight-complex="normal"/>
    </style:style>
    <style:style style:name="Custom_20_Layout-outline3" style:display-name="Custom Layout-outline3" style:family="presentation" style:parent-style-name="Custom_20_Layou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1pt" fo:letter-spacing="normal" fo:font-style="normal" style:text-underline-style="none" fo:font-weight="normal" style:font-name-asian="Geneva" style:font-family-asian="Geneva" style:font-size-asian="31pt" style:font-style-asian="normal" style:font-weight-asian="normal" style:font-name-complex="Helvetica Neue" style:font-family-complex="'Helvetica Neue'" style:font-size-complex="31pt" style:font-style-complex="normal" style:font-weight-complex="normal"/>
    </style:style>
    <style:style style:name="Custom_20_Layout-outline4" style:display-name="Custom Layout-outline4" style:family="presentation" style:parent-style-name="Custom_20_Layou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1pt" fo:letter-spacing="normal" fo:font-style="normal" style:text-underline-style="none" fo:font-weight="normal" style:font-name-asian="Geneva" style:font-family-asian="Geneva" style:font-size-asian="31pt" style:font-style-asian="normal" style:font-weight-asian="normal" style:font-name-complex="Helvetica Neue" style:font-family-complex="'Helvetica Neue'" style:font-size-complex="31pt" style:font-style-complex="normal" style:font-weight-complex="normal"/>
    </style:style>
    <style:style style:name="Custom_20_Layout-outline5" style:display-name="Custom Layout-outline5" style:family="presentation" style:parent-style-name="Custom_20_Layout-outline4">
      <style:paragraph-properties fo:margin-top="0.1cm" fo:margin-bottom="0cm"/>
      <style:text-properties fo:font-size="20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top="0.1cm" fo:margin-bottom="0cm"/>
      <style:text-properties fo:font-size="20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top="0.1cm" fo:margin-bottom="0cm"/>
      <style:text-properties fo:font-size="20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top="0.1cm" fo:margin-bottom="0cm"/>
      <style:text-properties fo:font-size="20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top="0.1cm" fo:margin-bottom="0cm"/>
      <style:text-properties fo:font-size="20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28pt" style:language-asian="en" style:country-asian="US" style:font-style-asian="normal" style:font-weight-asian="normal" style:font-name-complex="Didot" style:font-family-complex="Didot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997cm" fo:page-height="28.70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3cm" svg:stroke-color="#271d65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6.647cm" fo:padding-top="0.199cm" fo:padding-bottom="0.199cm" fo:padding-left="0.398cm" fo:padding-right="0.398cm" fo:wrap-option="wrap"/>
    </style:style>
    <style:style style:name="Mpr2" style:family="presentation" style:parent-style-name="Custom_20_Layout-title">
      <style:graphic-properties draw:stroke="none" svg:stroke-width="0cm" draw:fill="none" draw:textarea-vertical-align="middle" draw:auto-grow-height="false" draw:fit-to-size="false" style:shrink-to-fit="false" fo:min-height="4.793cm" fo:padding-top="0.199cm" fo:padding-bottom="0.199cm" fo:padding-left="0.398cm" fo:padding-right="0.398cm" fo:wrap-option="wrap"/>
    </style:style>
    <style:style style:name="Mpr3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4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top="0cm" fo:margin-bottom="0cm" fo:line-height="100%" fo:text-align="end" style:punctuation-wrap="simple" style:writing-mode="lr-tb"/>
      <style:text-properties fo:font-size="4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Geneva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MT2" style:family="text">
      <style:text-properties fo:text-transform="uppercase" fo:color="#271d65" style:text-line-through-style="none" style:text-line-through-type="none" style:text-position="0% 100%" style:font-name="Bodoni MT" fo:font-size="48pt" fo:letter-spacing="normal" fo:font-style="normal" style:text-underline-style="none" fo:font-weight="normal" style:font-name-asian="Geneva" style:font-size-asian="48pt" style:font-style-asian="normal" style:font-weight-asian="normal" style:font-name-complex="Bodoni MT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271d6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_20_Layout" style:display-name="Custom Layout" style:page-layout-name="PM1" draw:style-name="Mdp1">
      <draw:frame draw:name="Picture 6" draw:style-name="Mgr3" draw:text-style-name="MP5" draw:layer="backgroundobjects" svg:width="41.001cm" svg:height="28.706cm" svg:x="0cm" svg:y="0.035cm">
        <draw:image xlink:href="Pictures/10000000000009750000069F66C4915DB2C2838B.png" xlink:type="simple" xlink:show="embed" xlink:actuate="onLoad">
          <text:p/>
        </draw:image>
      </draw:frame>
      <draw:line draw:name="Straight Connector 9" draw:style-name="Mgr4" draw:text-style-name="MP5" draw:layer="backgroundobjects" svg:x1="0cm" svg:y1="0.132cm" svg:x2="41.036cm" svg:y2="0.136cm">
        <text:p/>
      </draw:line>
      <draw:line draw:name="Straight Connector 10" draw:style-name="Mgr4" draw:text-style-name="MP5" draw:layer="backgroundobjects" svg:x1="0cm" svg:y1="3.082cm" svg:x2="41.036cm" svg:y2="3.086cm">
        <text:p/>
      </draw:line>
      <draw:frame draw:name="Text Placeholder 2" presentation:style-name="Mpr1" draw:text-style-name="MP7" draw:layer="backgroundobjects" svg:width="9.72cm" svg:height="21.267cm" svg:x="0.313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draw:frame draw:name="Title 8" presentation:style-name="Mpr2" draw:text-style-name="MP9" draw:layer="backgroundobjects" svg:width="39.754cm" svg:height="1.938cm" svg:x="1.25cm" svg:y="-0.069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2" presentation:style-name="Mpr1" draw:text-style-name="MP7" draw:layer="backgroundobjects" svg:width="9.72cm" svg:height="21.267cm" svg:x="10.526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draw:frame draw:name="Text Placeholder 2" presentation:style-name="Mpr1" draw:text-style-name="MP7" draw:layer="backgroundobjects" svg:width="9.72cm" svg:height="21.267cm" svg:x="20.74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draw:frame draw:name="Text Placeholder 2" presentation:style-name="Mpr1" draw:text-style-name="MP7" draw:layer="backgroundobjects" svg:width="9.72cm" svg:height="21.267cm" svg:x="30.954cm" svg:y="3.528cm" presentation:class="outline" presentation:user-transformed="true">
        <draw:text-box>
          <text:p text:style-name="MP6"><text:span text:style-name="MT1">Click to edit Master text styles</text:span></text:p>
          <text:p text:style-name="MP6"><text:span text:style-name="MT1">Second level</text:span></text:p>
          <text:p text:style-name="MP6"><text:span text:style-name="MT1">Third level</text:span></text:p>
          <text:p text:style-name="MP6"><text:span text:style-name="MT1">Fourth level</text:span></text:p>
          <text:p text:style-name="MP6"><text:span text:style-name="MT1">Fifth level</text:span></text:p>
        </draw:text-box>
      </draw:frame>
      <presentation:notes style:page-layout-name="PM0">
        <draw:page-thumbnail presentation:style-name="Custom_20_Layout-title" draw:layer="backgroundobjects" svg:width="19.798cm" svg:height="11.136cm" svg:x="0.6cm" svg:y="2.257cm" presentation:class="page"/>
        <draw:frame presentation:style-name="Custom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of your project (Bodoni mt 48pt)</dc:title>
    <meta:initial-creator>Lorna Macdonald</meta:initial-creator>
    <meta:editing-cycles>2</meta:editing-cycles>
    <meta:print-date>2011-10-04T02:16:03</meta:print-date>
    <meta:creation-date>2011-10-04T02:18:07</meta:creation-date>
    <dc:date>2020-05-24T13:32:54.531821427</dc:date>
    <meta:editing-duration>PT1H18M2S</meta:editing-duration>
    <meta:generator>LibreOffice/6.0.7.3$Linux_X86_64 LibreOffice_project/00m0$Build-3</meta:generator>
    <meta:document-statistic meta:object-count="32"/>
    <meta:user-defined meta:name="AppVersion">14.0000</meta:user-defined>
    <meta:user-defined meta:name="Company">School of ITE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